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A10000009F9208B09CB871EFB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Lohit Devanagari1" svg:font-family="'Lohit Devanagari'"/>
    <style:font-face style:name="Slack-Lato" svg:font-family="Slack-Lato, appleLogo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991cm" fo:margin-top="0cm" fo:margin-bottom="0cm" table:align="left" style:writing-mode="lr-tb"/>
    </style:style>
    <style:style style:name="Table1.A" style:family="table-column">
      <style:table-column-properties style:column-width="3.397cm"/>
    </style:style>
    <style:style style:name="Table1.B" style:family="table-column">
      <style:table-column-properties style:column-width="2.852cm"/>
    </style:style>
    <style:style style:name="Table1.C" style:family="table-column">
      <style:table-column-properties style:column-width="0.99cm"/>
    </style:style>
    <style:style style:name="Table1.D" style:family="table-column">
      <style:table-column-properties style:column-width="1.757cm"/>
    </style:style>
    <style:style style:name="Table1.E" style:family="table-column">
      <style:table-column-properties style:column-width="1.24cm"/>
    </style:style>
    <style:style style:name="Table1.F" style:family="table-column">
      <style:table-column-properties style:column-width="1.568cm"/>
    </style:style>
    <style:style style:name="Table1.G" style:family="table-column">
      <style:table-column-properties style:column-width="1.057cm"/>
    </style:style>
    <style:style style:name="Table1.H" style:family="table-column">
      <style:table-column-properties style:column-width="1.136cm"/>
    </style:style>
    <style:style style:name="Table1.I" style:family="table-column">
      <style:table-column-properties style:column-width="1.99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G7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1.A8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1.B8" style:family="table-cell">
      <style:table-cell-properties fo:padding-left="0.191cm" fo:padding-right="0.191cm" fo:padding-top="0cm" fo:padding-bottom="0cm" fo:border="0.5pt solid #000000"/>
    </style:style>
    <style:style style:name="Table1.E8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Table1.E1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Table1.G1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elle1" style:family="table">
      <style:table-properties style:width="13.993cm" fo:margin-left="0cm" fo:margin-top="0cm" fo:margin-bottom="0cm" table:align="left" style:writing-mode="lr-tb"/>
    </style:style>
    <style:style style:name="Tabelle1.A" style:family="table-column">
      <style:table-column-properties style:column-width="1.24cm"/>
    </style:style>
    <style:style style:name="Tabelle1.B" style:family="table-column">
      <style:table-column-properties style:column-width="2.999cm"/>
    </style:style>
    <style:style style:name="Tabelle1.C" style:family="table-column">
      <style:table-column-properties style:column-width="5.75cm"/>
    </style:style>
    <style:style style:name="Tabelle1.D" style:family="table-column">
      <style:table-column-properties style:column-width="4.004cm"/>
    </style:style>
    <style:style style:name="Tabelle1.1" style:family="table-row">
      <style:table-row-properties style:min-row-height="0.529cm" fo:keep-together="auto"/>
    </style:style>
    <style:style style:name="Tabelle1.A1" style:family="table-cell">
      <style:table-cell-properties style:vertical-align="bottom" fo:background-color="#e7e6e6" fo:padding-left="0.123cm" fo:padding-right="0.123cm" fo:padding-top="0cm" fo:padding-bottom="0cm" fo:border="0.5pt solid #000000">
        <style:background-image/>
      </style:table-cell-properties>
    </style:style>
    <style:style style:name="Tabelle1.B1" style:family="table-cell">
      <style:table-cell-properties style:vertical-align="middle" fo:background-color="#e7e6e6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le1.A2" style:family="table-cell" style:data-style-name="N0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le1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4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4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4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5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5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5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6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6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6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8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8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8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9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9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9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10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10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10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1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1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1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1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1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1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1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1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1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14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14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14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15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15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15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16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16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16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1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1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1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18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18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18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19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19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19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20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20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20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2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2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2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2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2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2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B2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C2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le1.D2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DejaVu Sans1" fo:font-size="8pt" fo:font-weight="bold" style:font-size-asian="8pt" style:font-weight-asian="bold" style:font-size-complex="8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DejaVu Sans1" fo:font-size="8pt" style:font-size-asian="8pt" style:font-size-complex="8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DejaVu Sans1" fo:font-size="8pt" officeooo:paragraph-rsid="001808b1" style:font-size-asian="8pt" style:font-size-complex="8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DejaVu Sans1" fo:font-size="8pt" fo:font-style="italic" style:font-size-asian="8pt" style:font-style-asian="italic" style:font-size-complex="8pt"/>
    </style:style>
    <style:style style:name="P8" style:family="paragraph" style:parent-style-name="Standard">
      <style:text-properties style:font-name="DejaVu Sans1" fo:font-size="10pt" fo:font-weight="bold" style:font-size-asian="10pt" style:font-weight-asian="bold" style:font-size-complex="10pt"/>
    </style:style>
    <style:style style:name="P9" style:family="paragraph" style:parent-style-name="Standard">
      <style:text-properties style:font-name="DejaVu Sans1" fo:font-size="10pt" style:font-size-asian="10pt" style:font-size-complex="10pt"/>
    </style:style>
    <style:style style:name="P10" style:family="paragraph" style:parent-style-name="Standard">
      <style:paragraph-properties fo:break-before="page"/>
      <style:text-properties style:font-name="DejaVu Sans1" fo:font-size="10pt" fo:font-weight="bold" style:font-size-asian="10pt" style:font-weight-asian="bold" style:font-size-complex="10pt"/>
    </style:style>
    <style:style style:name="P11" style:family="paragraph" style:parent-style-name="Title" style:master-page-name="Standard">
      <style:paragraph-properties fo:text-align="center" style:justify-single-word="false" style:page-number="auto"/>
      <style:text-properties style:font-name="DejaVu Sans1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style:font-name="DejaVu Sans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DejaVu Sans1" fo:font-size="8pt" officeooo:rsid="0024526f" officeooo:paragraph-rsid="0024526f" style:font-size-asian="8pt" style:font-size-complex="8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DejaVu Sans1" fo:font-size="8pt" officeooo:paragraph-rsid="00263044" style:font-size-asian="8pt" style:font-size-complex="8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DejaVu Sans1" fo:font-size="8pt" officeooo:rsid="002bea75" officeooo:paragraph-rsid="002bea75" style:font-size-asian="8pt" style:font-size-complex="8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DejaVu Sans1" fo:font-size="8pt" officeooo:rsid="002bf071" officeooo:paragraph-rsid="002bf071" style:font-size-asian="8pt" style:font-size-complex="8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DejaVu Sans1" fo:font-size="8pt" fo:font-weight="normal" officeooo:rsid="0024526f" officeooo:paragraph-rsid="0024526f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DejaVu Sans1" fo:font-size="8pt" fo:font-style="normal" officeooo:rsid="00263044" officeooo:paragraph-rsid="00263044" style:font-size-asian="8pt" style:font-style-asian="normal" style:font-size-complex="8pt" style:font-style-complex="normal"/>
    </style:style>
    <style:style style:name="P20" style:family="paragraph" style:parent-style-name="Standard">
      <style:paragraph-properties fo:margin-top="0cm" fo:margin-bottom="0cm" loext:contextual-spacing="false" fo:line-height="100%"/>
    </style:style>
    <style:style style:name="P2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DejaVu Sans1" fo:font-size="10pt" officeooo:rsid="002ada71" officeooo:paragraph-rsid="002ada71" style:font-name-asian="Times New Roman" style:font-size-asian="10pt" style:language-asian="de" style:country-asian="DE" style:font-name-complex="Calibri1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DejaVu Sans1" fo:font-size="10pt" style:font-name-asian="Times New Roman" style:font-size-asian="10pt" style:language-asian="de" style:country-asian="DE" style:font-name-complex="Calibri1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ejaVu Sans1" fo:font-size="10pt" style:font-name-asian="Times New Roman" style:font-size-asian="10pt" style:language-asian="de" style:country-asian="DE" style:font-name-complex="Calibri1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DejaVu Sans1" fo:font-size="10pt" style:font-name-asian="Times New Roman" style:font-size-asian="10pt" style:language-asian="de" style:country-asian="DE" style:font-name-complex="Calibri1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DejaVu Sans1" fo:font-size="10pt" fo:font-weight="bold" style:font-name-asian="Times New Roman" style:font-size-asian="10pt" style:language-asian="de" style:country-asian="DE" style:font-weight-asian="bold" style:font-name-complex="Calibri1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ejaVu Sans1" fo:font-size="10pt" fo:font-weight="bold" style:font-name-asian="Times New Roman" style:font-size-asian="10pt" style:language-asian="de" style:country-asian="DE" style:font-weight-asian="bold" style:font-name-complex="Calibri1" style:font-size-complex="10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DejaVu Sans1"/>
    </style:style>
    <style:style style:name="P28" style:family="paragraph" style:parent-style-name="Table_20_Contents">
      <style:paragraph-properties fo:text-align="start" style:justify-single-word="false"/>
      <style:text-properties style:font-name="DejaVu Sans1"/>
    </style:style>
    <style:style style:name="T1" style:family="text">
      <style:text-properties style:font-name="DejaVu Sans1" fo:font-size="8pt" style:font-size-asian="8pt" style:font-size-complex="8pt"/>
    </style:style>
    <style:style style:name="T2" style:family="text">
      <style:text-properties style:font-name="DejaVu Sans1" fo:font-size="8pt" fo:font-weight="bold" style:font-size-asian="8pt" style:font-weight-asian="bold" style:font-size-complex="8pt"/>
    </style:style>
    <style:style style:name="T3" style:family="text">
      <style:text-properties style:font-name="DejaVu Sans1" fo:font-size="8pt" fo:font-weight="bold" officeooo:rsid="0029d9d6" style:font-size-asian="8pt" style:font-weight-asian="bold" style:font-size-complex="8pt"/>
    </style:style>
    <style:style style:name="T4" style:family="text">
      <style:text-properties style:font-name="DejaVu Sans1" fo:font-size="16pt" style:font-size-asian="16pt" style:font-size-complex="16pt"/>
    </style:style>
    <style:style style:name="T5" style:family="text">
      <style:text-properties style:font-name="DejaVu Sans1" fo:font-size="16pt" officeooo:rsid="0024526f" style:font-size-asian="16pt" style:font-size-complex="16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808b1" style:font-weight-asian="bold"/>
    </style:style>
    <style:style style:name="T8" style:family="text">
      <style:text-properties fo:font-weight="bold" officeooo:rsid="001f4427" style:font-weight-asian="bold"/>
    </style:style>
    <style:style style:name="T9" style:family="text">
      <style:text-properties fo:font-weight="bold" officeooo:rsid="0024526f" style:font-weight-asian="bold"/>
    </style:style>
    <style:style style:name="T10" style:family="text">
      <style:text-properties officeooo:rsid="001f4427"/>
    </style:style>
    <style:style style:name="T11" style:family="text">
      <style:text-properties officeooo:rsid="00205c3b"/>
    </style:style>
    <style:style style:name="T12" style:family="text">
      <style:text-properties officeooo:rsid="0024526f"/>
    </style:style>
    <style:style style:name="T13" style:family="text">
      <style:text-properties officeooo:rsid="00263044"/>
    </style:style>
    <style:style style:name="T14" style:family="text">
      <style:text-properties officeooo:rsid="002728a3"/>
    </style:style>
    <style:style style:name="T15" style:family="text">
      <style:text-properties officeooo:rsid="0028ebf2"/>
    </style:style>
    <style:style style:name="T16" style:family="text">
      <style:text-properties officeooo:rsid="0029d9d6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usschreibung</text:p>
      <text:p text:style-name="P12"><text:span text:style-name="T5">Trainingswettkampf</text:span><text:bookmark-start text:name="__DdeLink__1854_1698158287"/><text:span text:style-name="T4"> in Mittweida</text:span><text:bookmark-end text:name="__DdeLink__1854_1698158287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4">Veranstalter:</text:p>
          </table:table-cell>
          <table:table-cell table:style-name="Table1.A1" table:number-columns-spanned="5" office:value-type="string">
            <text:p text:style-name="P14"><text:bookmark-start text:name="__DdeLink__1856_1698158287"/>S<text:bookmark-end text:name="__DdeLink__1856_1698158287"/>KSV Mittweida e.V.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Ausrichter:</text:p>
          </table:table-cell>
          <table:table-cell table:style-name="Table1.A1" table:number-columns-spanned="5" office:value-type="string">
            <text:p text:style-name="P5">SKSV Mittweida e.V.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Termin:</text:p>
          </table:table-cell>
          <table:table-cell table:style-name="Table1.A1" office:value-type="string">
            <text:p text:style-name="P5"><text:span text:style-name="T9">22</text:span><text:span text:style-name="T6">.0</text:span><text:span text:style-name="T9">8</text:span><text:span text:style-name="T6">.20</text:span><text:span text:style-name="T7">20</text:span></text:p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4">Kategorie:</text:p>
          </table:table-cell>
          <table:covered-table-cell/>
          <table:table-cell table:style-name="Table1.A1" office:value-type="string">
            <text:p text:style-name="P5">B</text:p>
          </table:table-cell>
        </table:table-row>
        <table:table-row table:style-name="Table1.1">
          <table:table-cell table:style-name="Table1.A1" office:value-type="string">
            <text:p text:style-name="P4">Ort/Gewässer:</text:p>
          </table:table-cell>
          <table:table-cell table:style-name="Table1.A1" table:number-columns-spanned="3" office:value-type="string">
            <text:p text:style-name="P5">Mittweida / Zschopau</text:p>
          </table:table-cell>
          <table:covered-table-cell/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Startbahnen:</text:p>
          </table:table-cell>
          <table:table-cell table:style-name="Table1.A1" office:value-type="string">
            <text:p text:style-name="P5">6</text:p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4">Teilnehmer:</text:p>
          </table:table-cell>
          <table:table-cell table:style-name="Table1.A1" table:number-columns-spanned="5" office:value-type="string">
            <text:p text:style-name="P5">Mitglieder des DKV mit gültigem Rennausweis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G7" table:number-columns-spanned="2" office:value-type="string">
            <text:p text:style-name="P5"/>
          </table:table-cell>
          <table:covered-table-cell/>
          <table:table-cell table:style-name="Table1.G7" office:value-type="string">
            <text:p text:style-name="P5"/>
          </table:table-cell>
        </table:table-row>
        <table:table-row table:style-name="Table1.1">
          <table:table-cell table:style-name="Table1.A8" office:value-type="string">
            <text:p text:style-name="P4">Startklassen:</text:p>
          </table:table-cell>
          <table:table-cell table:style-name="Table1.B8" office:value-type="string">
            <text:p text:style-name="P15">Jugend</text:p>
          </table:table-cell>
          <table:table-cell table:style-name="Table1.B8" table:number-columns-spanned="2" office:value-type="string">
            <text:p text:style-name="P15">Schüler A</text:p>
          </table:table-cell>
          <table:covered-table-cell/>
          <table:table-cell table:style-name="Table1.E8" table:number-columns-spanned="2" office:value-type="string">
            <text:p text:style-name="P4">Wettkämpfe:</text:p>
          </table:table-cell>
          <table:covered-table-cell/>
          <table:table-cell table:style-name="Table1.B8" table:number-columns-spanned="3" office:value-type="string">
            <text:p text:style-name="P5">K1 <text:span text:style-name="T13">150</text:span> m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15">Schüler B </text:p>
          </table:table-cell>
          <table:table-cell table:style-name="Table1.B8" table:number-columns-spanned="2" office:value-type="string">
            <text:p text:style-name="P15">Schüler B10</text:p>
          </table:table-cell>
          <table:covered-table-cell/>
          <table:table-cell table:style-name="Table1.E8" table:number-columns-spanned="2" office:value-type="string">
            <text:p text:style-name="P5"/>
          </table:table-cell>
          <table:covered-table-cell/>
          <table:table-cell table:style-name="Table1.B8" table:number-columns-spanned="3" office:value-type="string">
            <text:p text:style-name="P5">K<text:span text:style-name="T12">2</text:span> <text:span text:style-name="T13">150</text:span> m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15">Schüler B11</text:p>
          </table:table-cell>
          <table:table-cell table:style-name="Table1.B8" table:number-columns-spanned="2" office:value-type="string">
            <text:p text:style-name="P5">Schüler B<text:span text:style-name="T13">12</text:span></text:p>
          </table:table-cell>
          <table:covered-table-cell/>
          <table:table-cell table:style-name="Table1.E8" table:number-columns-spanned="2" office:value-type="string">
            <text:p text:style-name="P5"/>
          </table:table-cell>
          <table:covered-table-cell/>
          <table:table-cell table:style-name="Table1.B8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5">Schüler B11</text:p>
          </table:table-cell>
          <table:table-cell table:style-name="Table1.B8" table:number-columns-spanned="2" office:value-type="string">
            <text:p text:style-name="P15">Schüler C</text:p>
          </table:table-cell>
          <table:covered-table-cell/>
          <table:table-cell table:style-name="Table1.E11" table:number-columns-spanned="2" office:value-type="string">
            <text:p text:style-name="P5"/>
          </table:table-cell>
          <table:covered-table-cell/>
          <table:table-cell table:style-name="Table1.G1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5"/>
          </table:table-cell>
          <table:table-cell table:style-name="Table1.B8" table:number-columns-spanned="2" office:value-type="string">
            <text:p text:style-name="P5"/>
          </table:table-cell>
          <table:covered-table-cell/>
          <table:table-cell table:style-name="Table1.E11" table:number-columns-spanned="2" office:value-type="string">
            <text:p text:style-name="P5"/>
          </table:table-cell>
          <table:covered-table-cell/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5"/>
          </table:table-cell>
          <table:table-cell table:style-name="Table1.B8" table:number-columns-spanned="2" office:value-type="string">
            <text:p text:style-name="P5"/>
          </table:table-cell>
          <table:covered-table-cell/>
          <table:table-cell table:style-name="Table1.E11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G11" office:value-type="string">
            <text:p text:style-name="P5"/>
          </table:table-cell>
          <table:table-cell table:style-name="Table1.G11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Meldung:</text:p>
          </table:table-cell>
          <table:table-cell table:style-name="Table1.A1" table:number-columns-spanned="8" office:value-type="string">
            <text:p text:style-name="P3"><text:span text:style-name="T1">Über </text:span><text:a xlink:type="simple" xlink:href="https://meldung.regattaplaner.net/" text:style-name="ListLabel_20_1" text:visited-style-name="ListLabel_20_1"><text:span text:style-name="Internet_20_link"><text:span text:style-name="T1">https://meldung.regattaplaner.net</text:span></text:span></text:a><text:span text:style-name="T1"> oder E-Ma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Meldetermin:</text:p>
          </table:table-cell>
          <table:table-cell table:style-name="Table1.A1" table:number-columns-spanned="3" office:value-type="string">
            <text:p text:style-name="P5"><text:span text:style-name="T9">20</text:span><text:span text:style-name="T6">.0</text:span><text:span text:style-name="T9">8</text:span><text:span text:style-name="T6">.20</text:span> (Poststempel)</text:p>
          </table:table-cell>
          <table:covered-table-cell/>
          <table:covered-table-cell/>
          <table:table-cell table:style-name="Table1.A1" table:number-columns-spanned="2" office:value-type="string">
            <text:p text:style-name="P4">Meldeeröffn.:</text:p>
          </table:table-cell>
          <table:covered-table-cell/>
          <table:table-cell table:style-name="Table1.A1" table:number-columns-spanned="3" office:value-type="string">
            <text:p text:style-name="P5"><text:span text:style-name="T6">2</text:span><text:span text:style-name="T9">1</text:span><text:span text:style-name="T6">.0</text:span><text:span text:style-name="T9">8</text:span><text:span text:style-name="T6">.20</text:span><text:span text:style-name="T8">20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Meldeanschrift:</text:p>
          </table:table-cell>
          <table:table-cell table:style-name="Table1.A1" office:value-type="string">
            <text:p text:style-name="P5">Postfach 1302</text:p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4">Telefon:</text:p>
          </table:table-cell>
          <table:covered-table-cell/>
          <table:table-cell table:style-name="Table1.A1" table:number-columns-spanned="3" office:value-type="string">
            <text:p text:style-name="P5"><text:bookmark-start text:name="__DdeLink__1858_1698158287"/>+49.3322.2863733<text:bookmark-end text:name="__DdeLink__1858_1698158287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09648 Mittweida</text:p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4">Fax:</text:p>
          </table:table-cell>
          <table:covered-table-cell/>
          <table:table-cell table:style-name="Table1.A1" table:number-columns-spanned="3" office:value-type="string">
            <text:p text:style-name="P5"><text:bookmark-start text:name="__DdeLink__1864_1698158287"/>+49.3212.6886268<text:bookmark-end text:name="__DdeLink__1864_1698158287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4">E-Mail:</text:p>
          </table:table-cell>
          <table:covered-table-cell/>
          <table:table-cell table:style-name="Table1.A1" table:number-columns-spanned="3" office:value-type="string">
            <text:p text:style-name="P16"><text:bookmark-start text:name="__DdeLink__1862_1698158287"/><text:bookmark-start text:name="__DdeLink__1860_1698158287"/><text:bookmark text:name="_GoBack"/>i<text:bookmark-end text:name="__DdeLink__1862_1698158287"/><text:bookmark-end text:name="__DdeLink__1860_1698158287"/>nfo@regattaplaner.net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Kampfrichter:</text:p>
          </table:table-cell>
          <table:table-cell table:style-name="Table1.A1" table:number-columns-spanned="7" office:value-type="string">
            <text:p text:style-name="P5">Jeder teilnehmende Verein stellt einen KaRi zur Verfüg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Unterkunft:</text:p>
          </table:table-cell>
          <table:table-cell table:style-name="Table1.A1" table:number-columns-spanned="5" office:value-type="string">
            <text:p text:style-name="P5"><text:bookmark-start text:name="__DdeLink__1870_1698158287"/>Keine erforderlich, Wettkampf findet an einem Tag statt<text:bookmark-end text:name="__DdeLink__1870_1698158287"/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Verpflegung:</text:p>
          </table:table-cell>
          <table:table-cell table:style-name="Table1.A1" table:number-columns-spanned="8" office:value-type="string">
            <text:p text:style-name="P18"><text:bookmark-start text:name="__DdeLink__1868_1698158287"/>D<text:bookmark-end text:name="__DdeLink__1868_1698158287"/>ie Vereine können Bockwurst und Wiener vorbestellen, <text:span text:style-name="T15">die Portion kostet 1,50 €</text:span>. Bestellung bis 19.08.2020 an <text:a xlink:type="simple" xlink:href="mailto:info@rosinet.de" text:style-name="Internet_20_link" text:visited-style-name="Visited_20_Internet_20_Link">info@rosinet.de</text:a> oder per WhatsApp an 0178194247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Auszeichnungen:</text:p>
          </table:table-cell>
          <table:table-cell table:style-name="Table1.A1" table:number-columns-spanned="5" office:value-type="string">
            <text:p text:style-name="P5"><text:bookmark-start text:name="__DdeLink__1866_1698158287"/>Medaillen und Urkunden für die 3 erst platzierten<text:bookmark-end text:name="__DdeLink__1866_1698158287"/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Zeitplan:</text:p>
          </table:table-cell>
          <table:table-cell table:style-name="Table1.A8" office:value-type="string">
            <text:p text:style-name="P5"><text:span text:style-name="T14">22</text:span>.0<text:span text:style-name="T14">8</text:span>.20<text:span text:style-name="T10">20</text:span></text:p>
          </table:table-cell>
          <table:table-cell table:style-name="Table1.B8" table:number-columns-spanned="2" office:value-type="string">
            <text:p text:style-name="P5">08:<text:span text:style-name="T12">0</text:span>0 Uhr</text:p>
          </table:table-cell>
          <table:covered-table-cell/>
          <table:table-cell table:style-name="Table1.B8" table:number-columns-spanned="4" office:value-type="string">
            <text:p text:style-name="P5">Obleutebesprechung</text:p>
          </table:table-cell>
          <table:covered-table-cell/>
          <table:covered-table-cell/>
          <table:covered-table-cell/>
          <table:table-cell table:style-name="Table1.E1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8" office:value-type="string">
            <text:p text:style-name="P5"/>
          </table:table-cell>
          <table:table-cell table:style-name="Table1.B8" table:number-columns-spanned="2" office:value-type="string">
            <text:p text:style-name="P5">09:<text:span text:style-name="T12">0</text:span>0 Uhr</text:p>
          </table:table-cell>
          <table:covered-table-cell/>
          <table:table-cell table:style-name="Table1.B8" table:number-columns-spanned="4" office:value-type="string">
            <text:p text:style-name="P5">Vorläufe</text:p>
          </table:table-cell>
          <table:covered-table-cell/>
          <table:covered-table-cell/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8" office:value-type="string">
            <text:p text:style-name="P5"/>
          </table:table-cell>
          <table:table-cell table:style-name="Table1.B8" table:number-columns-spanned="2" office:value-type="string">
            <text:p text:style-name="P5">12:00 Uhr</text:p>
          </table:table-cell>
          <table:covered-table-cell/>
          <table:table-cell table:style-name="Table1.B8" table:number-columns-spanned="4" office:value-type="string">
            <text:p text:style-name="P5">Mittagspause</text:p>
          </table:table-cell>
          <table:covered-table-cell/>
          <table:covered-table-cell/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8" office:value-type="string">
            <text:p text:style-name="P5"/>
          </table:table-cell>
          <table:table-cell table:style-name="Table1.B8" table:number-columns-spanned="2" office:value-type="string">
            <text:p text:style-name="P5">1<text:span text:style-name="T12">3</text:span>:<text:span text:style-name="T12">0</text:span>0 Uhr</text:p>
          </table:table-cell>
          <table:covered-table-cell/>
          <table:table-cell table:style-name="Table1.B8" table:number-columns-spanned="4" office:value-type="string">
            <text:p text:style-name="P5">Endläufe</text:p>
          </table:table-cell>
          <table:covered-table-cell/>
          <table:covered-table-cell/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8" office:value-type="string">
            <text:p text:style-name="P5"/>
          </table:table-cell>
          <table:table-cell table:style-name="Table1.B8" table:number-columns-spanned="2" office:value-type="string">
            <text:p text:style-name="P5">1<text:span text:style-name="T12">5</text:span>:00 Uhr</text:p>
          </table:table-cell>
          <table:covered-table-cell/>
          <table:table-cell table:style-name="Table1.B8" table:number-columns-spanned="4" office:value-type="string">
            <text:p text:style-name="P5">Abschlussveranstaltung</text:p>
          </table:table-cell>
          <table:covered-table-cell/>
          <table:covered-table-cell/>
          <table:covered-table-cell/>
          <table:table-cell table:style-name="Table1.E1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G11" table:number-columns-spanned="2" office:value-type="string">
            <text:p text:style-name="P5"/>
          </table:table-cell>
          <table:covered-table-cell/>
          <table:table-cell table:style-name="Table1.G11" table:number-columns-spanned="2" office:value-type="string">
            <text:p text:style-name="P5"/>
          </table:table-cell>
          <table:covered-table-cell/>
          <table:table-cell table:style-name="Table1.G1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<text:span text:style-name="T3">Teilnahme-</text:span><text:span text:style-name="T2">gebühren:</text:span></text:p>
          </table:table-cell>
          <table:table-cell table:style-name="Table1.A1" table:number-columns-spanned="8" office:value-type="string">
            <text:p text:style-name="P19">2 € pro Sportl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Bemerkungen:</text:p>
          </table:table-cell>
          <table:table-cell table:style-name="Table1.A1" table:number-columns-spanned="8" office:value-type="string">
            <text:p text:style-name="P5">Die Teilnahme erfolgt auf eigene Gefahr, der Veranstalter übernimmt keine Haftung für Personen oder Sachschäd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Sicherheit:</text:p>
          </table:table-cell>
          <table:table-cell table:style-name="Table1.A1" table:number-columns-spanned="8" office:value-type="string">
            <text:p text:style-name="P5">Für die Schüler/innen der Altersklassen C bis B besteht Schwimmwestenpflicht</text:p>
            <text:p text:style-name="P5">Bei den Rennern der Schüler C sind Schülerboote einzusetzen. In allen anderen Altersklassen kann entsprechend des Fahrkönnens der Sportler der Boots-Typ im Rahmen der Wettkampfbestimmungen frei gewählt werd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10">Rennliste</text:p>
      <text:p text:style-name="P9">Mittwoch, 01.05.20<text:span text:style-name="T11">20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 table:style-name="Tabelle1.1">
            <table:table-cell table:style-name="Tabelle1.A1" office:value-type="string">
              <text:p text:style-name="P25">RfNr</text:p>
            </table:table-cell>
            <table:table-cell table:style-name="Tabelle1.B1" office:value-type="string">
              <text:p text:style-name="P26">Renncode</text:p>
            </table:table-cell>
            <table:table-cell table:style-name="Tabelle1.B1" office:value-type="string">
              <text:p text:style-name="P26">Altersklasse</text:p>
            </table:table-cell>
            <table:table-cell table:style-name="Tabelle1.B1" office:value-type="string">
              <text:p text:style-name="P26">Wettkampf</text:p>
            </table:table-cell>
          </table:table-row>
        </table:table-header-rows>
        <table:table-row table:style-name="Tabelle1.1">
          <table:table-cell table:style-name="Tabelle1.A2" office:value-type="float" office:value="1">
            <text:p text:style-name="P27">1</text:p>
          </table:table-cell>
          <table:table-cell table:style-name="Tabelle1.B22" office:value-type="string">
            <text:p text:style-name="P28">11000E</text:p>
          </table:table-cell>
          <table:table-cell table:style-name="Tabelle1.C22" office:value-type="string">
            <text:p text:style-name="P28">Schüler C </text:p>
          </table:table-cell>
          <table:table-cell table:style-name="Tabelle1.D22" office:value-type="string">
            <text:p text:style-name="P28">K1 150m </text:p>
          </table:table-cell>
        </table:table-row>
        <table:table-row table:style-name="Tabelle1.1">
          <table:table-cell table:style-name="Tabelle1.A2" office:value-type="float" office:value="2">
            <text:p text:style-name="P27">2</text:p>
          </table:table-cell>
          <table:table-cell table:style-name="Tabelle1.B22" office:value-type="string">
            <text:p text:style-name="P28">11020E</text:p>
          </table:table-cell>
          <table:table-cell table:style-name="Tabelle1.C22" office:value-type="string">
            <text:p text:style-name="P28">Schüler B10 </text:p>
          </table:table-cell>
          <table:table-cell table:style-name="Tabelle1.D22" office:value-type="string">
            <text:p text:style-name="P28">K1 150m </text:p>
          </table:table-cell>
        </table:table-row>
        <table:table-row table:style-name="Tabelle1.1">
          <table:table-cell table:style-name="Tabelle1.A2" office:value-type="float" office:value="3">
            <text:p text:style-name="P27">3</text:p>
          </table:table-cell>
          <table:table-cell table:style-name="Tabelle1.B22" office:value-type="string">
            <text:p text:style-name="P28">11050E</text:p>
          </table:table-cell>
          <table:table-cell table:style-name="Tabelle1.C22" office:value-type="string">
            <text:p text:style-name="P28">Schüler B </text:p>
          </table:table-cell>
          <table:table-cell table:style-name="Tabelle1.D22" office:value-type="string">
            <text:p text:style-name="P28">K1 150m </text:p>
          </table:table-cell>
        </table:table-row>
        <table:table-row table:style-name="Tabelle1.1">
          <table:table-cell table:style-name="Tabelle1.A2" office:value-type="float" office:value="4">
            <text:p text:style-name="P27">4</text:p>
          </table:table-cell>
          <table:table-cell table:style-name="Tabelle1.B22" office:value-type="string">
            <text:p text:style-name="P28">11030E</text:p>
          </table:table-cell>
          <table:table-cell table:style-name="Tabelle1.C22" office:value-type="string">
            <text:p text:style-name="P28">Schüler B11 </text:p>
          </table:table-cell>
          <table:table-cell table:style-name="Tabelle1.D22" office:value-type="string">
            <text:p text:style-name="P28">K1 150m </text:p>
          </table:table-cell>
        </table:table-row>
        <table:table-row table:style-name="Tabelle1.1">
          <table:table-cell table:style-name="Tabelle1.A2" office:value-type="float" office:value="5">
            <text:p text:style-name="P27">5</text:p>
          </table:table-cell>
          <table:table-cell table:style-name="Tabelle1.B22" office:value-type="string">
            <text:p text:style-name="P28">11040E</text:p>
          </table:table-cell>
          <table:table-cell table:style-name="Tabelle1.C22" office:value-type="string">
            <text:p text:style-name="P28">Schüler B12 </text:p>
          </table:table-cell>
          <table:table-cell table:style-name="Tabelle1.D22" office:value-type="string">
            <text:p text:style-name="P28">K1 150m </text:p>
          </table:table-cell>
        </table:table-row>
        <table:table-row table:style-name="Tabelle1.1">
          <table:table-cell table:style-name="Tabelle1.A2" office:value-type="float" office:value="6">
            <text:p text:style-name="P27">6</text:p>
          </table:table-cell>
          <table:table-cell table:style-name="Tabelle1.B22" office:value-type="string">
            <text:p text:style-name="P28">11080E</text:p>
          </table:table-cell>
          <table:table-cell table:style-name="Tabelle1.C22" office:value-type="string">
            <text:p text:style-name="P28">Schüler A </text:p>
          </table:table-cell>
          <table:table-cell table:style-name="Tabelle1.D22" office:value-type="string">
            <text:p text:style-name="P28">K1 150m </text:p>
          </table:table-cell>
        </table:table-row>
        <table:table-row table:style-name="Tabelle1.1">
          <table:table-cell table:style-name="Tabelle1.A2" office:value-type="float" office:value="7">
            <text:p text:style-name="P27">7</text:p>
          </table:table-cell>
          <table:table-cell table:style-name="Tabelle1.B22" office:value-type="string">
            <text:p text:style-name="P28">11090E</text:p>
          </table:table-cell>
          <table:table-cell table:style-name="Tabelle1.C22" office:value-type="string">
            <text:p text:style-name="P28">männliche Jugend </text:p>
          </table:table-cell>
          <table:table-cell table:style-name="Tabelle1.D22" office:value-type="string">
            <text:p text:style-name="P28">K1 150m </text:p>
          </table:table-cell>
        </table:table-row>
        <table:table-row table:style-name="Tabelle1.1">
          <table:table-cell table:style-name="Tabelle1.A2" office:value-type="float" office:value="8">
            <text:p text:style-name="P27">8</text:p>
          </table:table-cell>
          <table:table-cell table:style-name="Tabelle1.B22" office:value-type="string">
            <text:p text:style-name="P28">12000E</text:p>
          </table:table-cell>
          <table:table-cell table:style-name="Tabelle1.C22" office:value-type="string">
            <text:p text:style-name="P28">Schülerinnen C </text:p>
          </table:table-cell>
          <table:table-cell table:style-name="Tabelle1.D22" office:value-type="string">
            <text:p text:style-name="P28">K1 150m </text:p>
          </table:table-cell>
        </table:table-row>
        <table:table-row table:style-name="Tabelle1.1">
          <table:table-cell table:style-name="Tabelle1.A2" office:value-type="float" office:value="9">
            <text:p text:style-name="P27">9</text:p>
          </table:table-cell>
          <table:table-cell table:style-name="Tabelle1.B22" office:value-type="string">
            <text:p text:style-name="P28">12050</text:p>
          </table:table-cell>
          <table:table-cell table:style-name="Tabelle1.C22" office:value-type="string">
            <text:p text:style-name="P28">Schülerinnen B </text:p>
          </table:table-cell>
          <table:table-cell table:style-name="Tabelle1.D22" office:value-type="string">
            <text:p text:style-name="P28">K1 150m </text:p>
          </table:table-cell>
        </table:table-row>
        <table:table-row table:style-name="Tabelle1.1">
          <table:table-cell table:style-name="Tabelle1.A2" office:value-type="float" office:value="10">
            <text:p text:style-name="P27">10</text:p>
          </table:table-cell>
          <table:table-cell table:style-name="Tabelle1.B22" office:value-type="string">
            <text:p text:style-name="P28">12020E</text:p>
          </table:table-cell>
          <table:table-cell table:style-name="Tabelle1.C22" office:value-type="string">
            <text:p text:style-name="P28">Schülerinnen B10 </text:p>
          </table:table-cell>
          <table:table-cell table:style-name="Tabelle1.D22" office:value-type="string">
            <text:p text:style-name="P28">K1 150m </text:p>
          </table:table-cell>
        </table:table-row>
        <table:table-row table:style-name="Tabelle1.1">
          <table:table-cell table:style-name="Tabelle1.A2" office:value-type="float" office:value="11">
            <text:p text:style-name="P27">11</text:p>
          </table:table-cell>
          <table:table-cell table:style-name="Tabelle1.B22" office:value-type="string">
            <text:p text:style-name="P28">12030E</text:p>
          </table:table-cell>
          <table:table-cell table:style-name="Tabelle1.C22" office:value-type="string">
            <text:p text:style-name="P28">Schülerinnen B11 </text:p>
          </table:table-cell>
          <table:table-cell table:style-name="Tabelle1.D22" office:value-type="string">
            <text:p text:style-name="P28">K1 150m </text:p>
          </table:table-cell>
        </table:table-row>
        <table:table-row table:style-name="Tabelle1.1">
          <table:table-cell table:style-name="Tabelle1.A2" office:value-type="float" office:value="12">
            <text:p text:style-name="P27">12</text:p>
          </table:table-cell>
          <table:table-cell table:style-name="Tabelle1.B22" office:value-type="string">
            <text:p text:style-name="P28">12040E</text:p>
          </table:table-cell>
          <table:table-cell table:style-name="Tabelle1.C22" office:value-type="string">
            <text:p text:style-name="P28">Schülerinnen B12 </text:p>
          </table:table-cell>
          <table:table-cell table:style-name="Tabelle1.D22" office:value-type="string">
            <text:p text:style-name="P28">K1 150m </text:p>
          </table:table-cell>
        </table:table-row>
        <table:table-row table:style-name="Tabelle1.1">
          <table:table-cell table:style-name="Tabelle1.A2" office:value-type="float" office:value="13">
            <text:p text:style-name="P27">13</text:p>
          </table:table-cell>
          <table:table-cell table:style-name="Tabelle1.B22" office:value-type="string">
            <text:p text:style-name="P28">12080E</text:p>
          </table:table-cell>
          <table:table-cell table:style-name="Tabelle1.C22" office:value-type="string">
            <text:p text:style-name="P28">Schülerinnen A </text:p>
          </table:table-cell>
          <table:table-cell table:style-name="Tabelle1.D22" office:value-type="string">
            <text:p text:style-name="P28">K1 150m </text:p>
          </table:table-cell>
        </table:table-row>
        <table:table-row table:style-name="Tabelle1.1">
          <table:table-cell table:style-name="Tabelle1.A2" office:value-type="float" office:value="14">
            <text:p text:style-name="P27">14</text:p>
          </table:table-cell>
          <table:table-cell table:style-name="Tabelle1.B22" office:value-type="string">
            <text:p text:style-name="P28">12090E</text:p>
          </table:table-cell>
          <table:table-cell table:style-name="Tabelle1.C22" office:value-type="string">
            <text:p text:style-name="P28">weibliche Jugend </text:p>
          </table:table-cell>
          <table:table-cell table:style-name="Tabelle1.D22" office:value-type="string">
            <text:p text:style-name="P28">K1 150m </text:p>
          </table:table-cell>
        </table:table-row>
        <table:table-row table:style-name="Tabelle1.1">
          <table:table-cell table:style-name="Tabelle1.A2" office:value-type="float" office:value="15">
            <text:p text:style-name="P27">15</text:p>
          </table:table-cell>
          <table:table-cell table:style-name="Tabelle1.B22" office:value-type="string">
            <text:p text:style-name="P28">21010E</text:p>
          </table:table-cell>
          <table:table-cell table:style-name="Tabelle1.C22" office:value-type="string">
            <text:p text:style-name="P28">Schüler C/B10 </text:p>
          </table:table-cell>
          <table:table-cell table:style-name="Tabelle1.D22" office:value-type="string">
            <text:p text:style-name="P28">K2 150m </text:p>
          </table:table-cell>
        </table:table-row>
        <table:table-row table:style-name="Tabelle1.1">
          <table:table-cell table:style-name="Tabelle1.A2" office:value-type="float" office:value="16">
            <text:p text:style-name="P27">16</text:p>
          </table:table-cell>
          <table:table-cell table:style-name="Tabelle1.B22" office:value-type="string">
            <text:p text:style-name="P28">21000E</text:p>
          </table:table-cell>
          <table:table-cell table:style-name="Tabelle1.C22" office:value-type="string">
            <text:p text:style-name="P28">Schüler B11/B12 </text:p>
          </table:table-cell>
          <table:table-cell table:style-name="Tabelle1.D22" office:value-type="string">
            <text:p text:style-name="P28">K2 150m </text:p>
          </table:table-cell>
        </table:table-row>
        <table:table-row table:style-name="Tabelle1.1">
          <table:table-cell table:style-name="Tabelle1.A2" office:value-type="float" office:value="17">
            <text:p text:style-name="P27">17</text:p>
          </table:table-cell>
          <table:table-cell table:style-name="Tabelle1.B22" office:value-type="string">
            <text:p text:style-name="P28">21080E</text:p>
          </table:table-cell>
          <table:table-cell table:style-name="Tabelle1.C22" office:value-type="string">
            <text:p text:style-name="P28">Schüler A </text:p>
          </table:table-cell>
          <table:table-cell table:style-name="Tabelle1.D22" office:value-type="string">
            <text:p text:style-name="P28">K2 150m </text:p>
          </table:table-cell>
        </table:table-row>
        <table:table-row table:style-name="Tabelle1.1">
          <table:table-cell table:style-name="Tabelle1.A2" office:value-type="float" office:value="18">
            <text:p text:style-name="P27">18</text:p>
          </table:table-cell>
          <table:table-cell table:style-name="Tabelle1.B22" office:value-type="string">
            <text:p text:style-name="P28">21090E</text:p>
          </table:table-cell>
          <table:table-cell table:style-name="Tabelle1.C22" office:value-type="string">
            <text:p text:style-name="P28">männliche Jugend </text:p>
          </table:table-cell>
          <table:table-cell table:style-name="Tabelle1.D22" office:value-type="string">
            <text:p text:style-name="P28">K2 150m </text:p>
          </table:table-cell>
        </table:table-row>
        <table:table-row table:style-name="Tabelle1.1">
          <table:table-cell table:style-name="Tabelle1.A2" office:value-type="float" office:value="19">
            <text:p text:style-name="P27">19</text:p>
          </table:table-cell>
          <table:table-cell table:style-name="Tabelle1.B22" office:value-type="string">
            <text:p text:style-name="P28">22010E</text:p>
          </table:table-cell>
          <table:table-cell table:style-name="Tabelle1.C22" office:value-type="string">
            <text:p text:style-name="P28">Schülerinnen C/B10 </text:p>
          </table:table-cell>
          <table:table-cell table:style-name="Tabelle1.D22" office:value-type="string">
            <text:p text:style-name="P28">K2 150m </text:p>
          </table:table-cell>
        </table:table-row>
        <table:table-row table:style-name="Tabelle1.1">
          <table:table-cell table:style-name="Tabelle1.A2" office:value-type="float" office:value="20">
            <text:p text:style-name="P27">20</text:p>
          </table:table-cell>
          <table:table-cell table:style-name="Tabelle1.B22" office:value-type="string">
            <text:p text:style-name="P28">22000E</text:p>
          </table:table-cell>
          <table:table-cell table:style-name="Tabelle1.C22" office:value-type="string">
            <text:p text:style-name="P28">Schülerinnen B11/B12 </text:p>
          </table:table-cell>
          <table:table-cell table:style-name="Tabelle1.D22" office:value-type="string">
            <text:p text:style-name="P28">K2 150m </text:p>
          </table:table-cell>
        </table:table-row>
        <table:table-row table:style-name="Tabelle1.1">
          <table:table-cell table:style-name="Tabelle1.A2" office:value-type="float" office:value="21">
            <text:p text:style-name="P27">21</text:p>
          </table:table-cell>
          <table:table-cell table:style-name="Tabelle1.B22" office:value-type="string">
            <text:p text:style-name="P28">22080E</text:p>
          </table:table-cell>
          <table:table-cell table:style-name="Tabelle1.C22" office:value-type="string">
            <text:p text:style-name="P28">Schülerinnen A </text:p>
          </table:table-cell>
          <table:table-cell table:style-name="Tabelle1.D22" office:value-type="string">
            <text:p text:style-name="P28">K2 150m </text:p>
          </table:table-cell>
        </table:table-row>
        <table:table-row table:style-name="Tabelle1.1">
          <table:table-cell table:style-name="Tabelle1.A2" office:value-type="float" office:value="22">
            <text:p text:style-name="P27">22</text:p>
          </table:table-cell>
          <table:table-cell table:style-name="Tabelle1.B23" office:value-type="string">
            <text:p text:style-name="P28">22090E</text:p>
          </table:table-cell>
          <table:table-cell table:style-name="Tabelle1.C23" office:value-type="string">
            <text:p text:style-name="P28">weibliche Jugend </text:p>
          </table:table-cell>
          <table:table-cell table:style-name="Tabelle1.D23" office:value-type="string">
            <text:p text:style-name="P28">K2 150m 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Lohit Devanagari1" svg:font-family="'Lohit Devanagari'"/>
    <style:font-face style:name="Slack-Lato" svg:font-family="Slack-Lato, appleLogo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el_20_Zchn" style:display-name="Titel Zchn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0pt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2cm" fo:margin-left="2.499cm" fo:margin-right="2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79cm" fo:margin-left="0cm" fo:margin-right="0cm" fo:margin-bottom="1.87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 8" text:anchor-type="char" svg:x="13.085cm" svg:y="-1.134cm" svg:width="2.706cm" svg:height="2.672cm" draw:z-index="1"><draw:image xlink:href="Pictures/10000201000000A10000009F9208B09CB871EFBE.png" xlink:type="simple" xlink:show="embed" xlink:actuate="onLoad" loext:mime-type="image/png"/></draw:frame>Sächsischer Kanusportverein Mittweida e.V.</text:p>
        <text:p text:style-name="MP2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hlrich</meta:initial-creator>
    <meta:editing-cycles>28</meta:editing-cycles>
    <meta:print-date>2019-03-10T21:15:00</meta:print-date>
    <meta:creation-date>2019-03-10T13:17:00</meta:creation-date>
    <dc:date>2020-08-15T12:17:50.821021282</dc:date>
    <meta:editing-duration>PT3H15M21S</meta:editing-duration>
    <meta:generator>LibreOffice/6.4.4.2$Linux_X86_64 LibreOffice_project/40$Build-2</meta:generator>
    <meta:document-statistic meta:table-count="2" meta:image-count="1" meta:object-count="0" meta:page-count="2" meta:paragraph-count="165" meta:word-count="343" meta:character-count="2311" meta:non-whitespace-character-count="20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